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fb5" officeooo:paragraph-rsid="00032f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7T14:00:46.318342653</meta:creation-date>
    <dc:date>2022-09-27T14:01:02.670881973</dc:date>
    <meta:editing-duration>PT17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4.7.2$Linux_X86_64 LibreOffice_project/40$Build-2</meta:generator>
  </office:meta>
</office:document-meta>
</file>